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Thumbnails/thumbnail.png" manifest:media-type="image/png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officeooo:rsid="00186213" officeooo:paragraph-rsid="0018621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86213" officeooo:paragraph-rsid="0018621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86213" officeooo:paragraph-rsid="0018621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34f4" officeooo:paragraph-rsid="001a34f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222aa4" officeooo:paragraph-rsid="00222aa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22ec36" officeooo:paragraph-rsid="0022ec3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36e004" officeooo:paragraph-rsid="0036e004" fo:background-color="#ffff0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86213" officeooo:paragraph-rsid="0018621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22ec36" officeooo:paragraph-rsid="0022ec3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a34f4" officeooo:paragraph-rsid="001a34f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bd1f0" officeooo:paragraph-rsid="001a34f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e46da" officeooo:paragraph-rsid="001e46d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f10d4" officeooo:paragraph-rsid="001f10d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2a2c5b" officeooo:paragraph-rsid="002a2c5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33f517" officeooo:paragraph-rsid="001e46d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normal" officeooo:rsid="0036e004" officeooo:paragraph-rsid="0036e00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normal" officeooo:rsid="0037a5f9" officeooo:paragraph-rsid="0037a5f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37b23a" officeooo:paragraph-rsid="0037b23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103a0" officeooo:paragraph-rsid="002057d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389e6" officeooo:paragraph-rsid="002389e6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4bcb2" officeooo:paragraph-rsid="0024bcb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72f6" officeooo:paragraph-rsid="0024bcb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a2c5b" officeooo:paragraph-rsid="002a2c5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ecf71" officeooo:paragraph-rsid="002ecf7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823a3" officeooo:paragraph-rsid="002389e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057d6" officeooo:paragraph-rsid="001f10d4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7b23a" officeooo:paragraph-rsid="0037b23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8b5c9" officeooo:paragraph-rsid="0038b5c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a60d7" officeooo:paragraph-rsid="003a60d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acb1b" officeooo:paragraph-rsid="003acb1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ba88e" officeooo:paragraph-rsid="003ba88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cbc06" officeooo:paragraph-rsid="003cbc0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d4590" officeooo:paragraph-rsid="003d459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e549d" officeooo:paragraph-rsid="003e549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fcab8" officeooo:paragraph-rsid="003fcab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ize="9pt" style:text-underline-style="none" fo:font-weight="normal" officeooo:rsid="002872f6" officeooo:paragraph-rsid="0024bcb2" style:font-size-asian="7.84999990463257pt" style:font-weight-asian="normal" style:font-size-complex="9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34850b" officeooo:paragraph-rsid="0034850b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1f10d4"/>
    </style:style>
    <style:style style:name="P39" style:family="paragraph" style:parent-style-name="Standard">
      <style:paragraph-properties fo:text-align="start" style:justify-single-word="false"/>
      <style:text-properties officeooo:paragraph-rsid="001e46da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1e46da" officeooo:paragraph-rsid="001e46da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2057d6" officeooo:paragraph-rsid="002057d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24bcb2" officeooo:paragraph-rsid="0024bcb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fo:font-size="12pt" fo:font-weight="bold" officeooo:rsid="002389e6" officeooo:paragraph-rsid="002389e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fo:font-size="12pt" fo:font-weight="normal" officeooo:rsid="001f10d4" officeooo:paragraph-rsid="001f10d4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normal" officeooo:rsid="002389e6" officeooo:paragraph-rsid="002389e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font-name="arial" fo:font-size="12pt" style:text-underline-style="none" fo:font-weight="normal" officeooo:rsid="003fcab8" officeooo:paragraph-rsid="003fcab8" style:font-size-asian="10.5pt" style:font-weight-asian="normal" style:font-size-complex="12pt" style:font-weight-complex="normal"/>
    </style:style>
    <style:style style:name="P47" style:family="paragraph">
      <loext:graphic-properties draw:opacity="0%"/>
    </style:style>
    <style:style style:name="P48" style:family="paragraph">
      <loext:graphic-properties draw:opacity="0%"/>
      <style:paragraph-properties fo:text-align="center"/>
      <style:text-properties fo:font-size="12pt"/>
    </style:style>
    <style:style style:name="P49" style:family="paragraph">
      <loext:graphic-properties draw:opacity="0%"/>
      <style:paragraph-properties fo:text-align="center"/>
    </style:style>
    <style:style style:name="P50" style:family="paragraph">
      <loext:graphic-properties draw:fill="solid" draw:fill-color="#729fcf" draw:opacity="0%"/>
    </style:style>
    <style:style style:name="P51" style:family="paragraph"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34f4" style:font-weight-asian="normal" style:font-weight-complex="normal"/>
    </style:style>
    <style:style style:name="T3" style:family="text">
      <style:text-properties fo:font-weight="normal" officeooo:rsid="001bd1f0" style:font-weight-asian="normal" style:font-weight-complex="normal"/>
    </style:style>
    <style:style style:name="T4" style:family="text">
      <style:text-properties officeooo:rsid="001bd1f0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103a0" style:font-weight-asian="normal" style:font-weight-complex="normal"/>
    </style:style>
    <style:style style:name="T8" style:family="text">
      <style:text-properties style:text-underline-style="none" fo:font-weight="normal" officeooo:rsid="00222aa4" style:font-weight-asian="normal" style:font-weight-complex="normal"/>
    </style:style>
    <style:style style:name="T9" style:family="text">
      <style:text-properties style:text-underline-style="none" fo:font-weight="normal" officeooo:rsid="0025d094" style:font-weight-asian="normal" style:font-weight-complex="normal"/>
    </style:style>
    <style:style style:name="T10" style:family="text">
      <style:text-properties style:text-underline-style="none" fo:font-weight="normal" officeooo:rsid="002823a3" style:font-weight-asian="normal" style:font-weight-complex="normal"/>
    </style:style>
    <style:style style:name="T11" style:family="text">
      <style:text-properties style:text-underline-style="none" fo:font-weight="normal" officeooo:rsid="002872f6" style:font-weight-asian="normal" style:font-weight-complex="normal"/>
    </style:style>
    <style:style style:name="T12" style:family="text">
      <style:text-properties style:text-underline-style="none" fo:font-weight="normal" officeooo:rsid="002a2c5b" style:font-weight-asian="normal" style:font-weight-complex="normal"/>
    </style:style>
    <style:style style:name="T13" style:family="text">
      <style:text-properties style:text-underline-style="none" fo:font-weight="normal" officeooo:rsid="003032c7" style:font-weight-asian="normal" style:font-weight-complex="normal"/>
    </style:style>
    <style:style style:name="T14" style:family="text">
      <style:text-properties style:text-underline-style="none" fo:font-weight="normal" officeooo:rsid="003244dd" style:font-weight-asian="normal" style:font-weight-complex="normal"/>
    </style:style>
    <style:style style:name="T15" style:family="text">
      <style:text-properties style:text-underline-style="none" officeooo:rsid="002872f6"/>
    </style:style>
    <style:style style:name="T16" style:family="text">
      <style:text-properties officeooo:rsid="002823a3"/>
    </style:style>
    <style:style style:name="T17" style:family="text">
      <style:text-properties officeooo:rsid="002872f6"/>
    </style:style>
    <style:style style:name="T18" style:family="text">
      <style:text-properties style:font-name="Liberation Serif" style:text-underline-style="none" officeooo:rsid="002872f6"/>
    </style:style>
    <style:style style:name="T19" style:family="text">
      <style:text-properties officeooo:rsid="002a2c5b"/>
    </style:style>
    <style:style style:name="T20" style:family="text">
      <style:text-properties style:font-name="arial" fo:font-size="12pt" fo:font-weight="normal" officeooo:rsid="002823a3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1f10d4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bdd40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244dd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f517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465f7" style:font-size-asian="12pt" style:font-weight-asian="normal" style:font-size-complex="12pt" style:font-weight-complex="normal"/>
    </style:style>
    <style:style style:name="T26" style:family="text">
      <style:text-properties officeooo:rsid="002dd0f4"/>
    </style:style>
    <style:style style:name="T27" style:family="text">
      <style:text-properties officeooo:rsid="0031d381"/>
    </style:style>
    <style:style style:name="T28" style:family="text">
      <style:text-properties officeooo:rsid="00332df2"/>
    </style:style>
    <style:style style:name="T29" style:family="text">
      <style:text-properties officeooo:rsid="0033f517"/>
    </style:style>
    <style:style style:name="T30" style:family="text">
      <style:text-properties officeooo:rsid="00353571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366f74" fo:background-color="#ffff00" loext:char-shading-value="0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d4590" style:font-weight-asian="bold" style:font-weight-complex="bold"/>
    </style:style>
    <style:style style:name="T35" style:family="text">
      <style:text-properties fo:font-weight="bold" fo:background-color="#ffff00" loext:char-shading-value="0" style:font-weight-asian="bold" style:font-weight-complex="bold"/>
    </style:style>
    <style:style style:name="T36" style:family="text">
      <style:text-properties officeooo:rsid="001e46da"/>
    </style:style>
    <style:style style:name="T37" style:family="text">
      <style:text-properties officeooo:rsid="0037a5f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37a5f9"/>
    </style:style>
    <style:style style:name="T41" style:family="text">
      <style:text-properties officeooo:rsid="0037b23a"/>
    </style:style>
    <style:style style:name="T42" style:family="text">
      <style:text-properties officeooo:rsid="003a60d7"/>
    </style:style>
    <style:style style:name="T43" style:family="text">
      <style:text-properties style:text-position="0% 100%"/>
    </style:style>
    <style:style style:name="T44" style:family="text">
      <style:text-properties officeooo:rsid="003acb1b"/>
    </style:style>
    <style:style style:name="T45" style:family="text">
      <style:text-properties officeooo:rsid="003cbc06"/>
    </style:style>
    <style:style style:name="T46" style:family="text">
      <style:text-properties officeooo:rsid="003e549d"/>
    </style:style>
    <style:style style:name="T47" style:family="text">
      <style:text-properties officeooo:rsid="003e9c97"/>
    </style:style>
    <style:style style:name="T48" style:family="text">
      <style:text-properties officeooo:rsid="0042586a"/>
    </style:style>
    <style:style style:name="T49" style:family="text">
      <style:text-properties officeooo:rsid="00438092"/>
    </style:style>
    <style:style style:name="T50" style:family="text">
      <style:text-properties officeooo:rsid="0044283f"/>
    </style:style>
    <style:style style:name="T51" style:family="text">
      <style:text-properties fo:font-size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opacity="0%" draw:textarea-horizontal-align="justify" draw:textarea-vertical-align="middle" draw:auto-grow-height="false" fo:min-height="0.82cm" fo:min-width="2.963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opacity="0%" draw:textarea-horizontal-align="justify" draw:textarea-vertical-align="middle" draw:auto-grow-height="false" fo:min-height="1.03cm" fo:min-width="1.03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079cm" fo:min-width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opacity="0%" draw:textarea-horizontal-align="justify" draw:textarea-vertical-align="middle" draw:auto-grow-height="false" fo:min-height="1.482cm" fo:min-width="2.0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opacity="0%" draw:textarea-horizontal-align="justify" draw:textarea-vertical-align="middle" draw:auto-grow-height="false" fo:min-height="0.748cm" fo:min-width="0.748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opacity="0%" draw:textarea-horizontal-align="justify" draw:textarea-vertical-align="middle" draw:auto-grow-height="false" fo:min-height="4.313cm" fo:min-width="4.551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729fcf" draw:opacity="0%" draw:textarea-horizontal-align="justify" draw:textarea-vertical-align="middle" draw:auto-grow-height="false" fo:min-height="0.787cm" fo:min-width="3.182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draw:textarea-vertical-align="middle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0 Fall CPSC 240-5-<text:span text:style-name="T32">Answers</text:span></text:p>
      <text:p text:style-name="P2">Midterm Test: 2020-October 21; 1:<text:span text:style-name="T26">0</text:span>0<text:span text:style-name="T26">p</text:span>m-<text:span text:style-name="T26">2</text:span>:<text:span text:style-name="T26">5</text:span>0pm</text:p>
      <text:p text:style-name="P8"/>
      <text:p text:style-name="P3">Instructions</text:p>
      <text:p text:style-name="P8"/>
      <text:p text:style-name="P8">This is an open source test. <text:s text:c="2"/>You may use anything that you personally own: books, notes, computers, internet, calculators, calendars, old programs, and anything else.</text:p>
      <text:p text:style-name="P9"/>
      <text:p text:style-name="P9"/>
      <text:p text:style-name="P3">Deliver the results</text:p>
      <text:p text:style-name="P8"/>
      <text:p text:style-name="P8">One technique is use the keyboard and write your answers into the test document itself.</text:p>
      <text:p text:style-name="P8"/>
      <text:p text:style-name="P3"><text:span text:style-name="T1">Another technique is to print this test on paper, write your answer</text:span><text:span text:style-name="T2">s</text:span><text:span text:style-name="T1"> on </text:span><text:span text:style-name="T2">the</text:span><text:span text:style-name="T1"> paper test </text:span><text:span text:style-name="T2">pages</text:span><text:span text:style-name="T1">, photograph the test pages with a phone, send back one jpeg image for each page of the test.</text:span></text:p>
      <text:p text:style-name="P8"/>
      <text:p text:style-name="P10">If you are sending me many pages send them all as attachment<text:span text:style-name="T16">s</text:span> to a single email message. <text:s/>Don’t use multiple email message each sending one page.</text:p>
      <text:p text:style-name="P10"/>
      <text:p text:style-name="P10"/>
      <text:p text:style-name="P4">End time</text:p>
      <text:p text:style-name="P10"/>
      <text:p text:style-name="P10">You need to finish by <text:span text:style-name="T26">2</text:span>:<text:span text:style-name="T26">5</text:span>0. <text:s/>If you are sending jpeg<text:span text:style-name="T16">s</text:span> you should finish earlier to allow for taking pictures.. <text:s/>I will accept a grace period of 2 minutes for you to activate Outlook and send the one email with the attachment(s).</text:p>
      <text:p text:style-name="P10"/>
      <text:p text:style-name="P10"/>
      <text:p text:style-name="P4">Format</text:p>
      <text:p text:style-name="P10"/>
      <text:p text:style-name="P10">If you are sending me answers keyed into the original test document then that document has to be in the same format you received, namely: .odt. <text:s text:c="2"/>Do not down convert the document to another format.</text:p>
      <text:p text:style-name="P10"/>
      <text:p text:style-name="P4">Identification</text:p>
      <text:p text:style-name="P10"/>
      <text:p text:style-name="P4"><text:span text:style-name="T1">I need to know that you are not a robot. <text:s text:c="2"/>I am not sure how to check your robot status. <text:s/>I ask other faculty what they’re doing for identification. <text:s/>There is no common answer. <text:s/>Some use very strict spyware like protolio </text:span><text:span text:style-name="T3">and others use less invasive means. <text:s/>For this class show me your ID card from a college or even from a high school. <text:s/>Hold it so that I can read your name and picture. <text:s/>If the card has private information such as street address then put a piece of tape over that part in advance. <text:s/>When I see your name I will put a check mark near your name in my roster list. <text:s/>It should take 5 seconds per person.</text:span></text:p>
      <text:p text:style-name="P11"/>
      <text:p text:style-name="P6"><text:span text:style-name="T4">B</text:span>lank answer</text:p>
      <text:p text:style-name="P9"/>
      <text:p text:style-name="P9">If you write the word “blank” is the space for an answer (and cross out any other unwanted answers) then your score for that question will be 20% of the full credit score.</text:p>
      <text:p text:style-name="P40"><text:span text:style-name="T3">1. <text:s/></text:span><text:span text:style-name="T1">What is the base number of the 64-bit floating point number system? <text:s/>Give the answer in decimal.</text:span></text:p>
      <text:p text:style-name="P12"/>
      <text:p text:style-name="P16">Answer: <text:s text:c="2"/><text:span text:style-name="T35">-1022</text:span><text:tab/>//It is negative</text:p>
      <text:p text:style-name="P12"/>
      <text:p text:style-name="P12"/>
      <text:p text:style-name="P12"/>
      <text:p text:style-name="P12">2. <text:s/>What did somebody to do to earn the title “King of Assembly”?</text:p>
      <text:p text:style-name="P12"/>
      <text:p text:style-name="P7">That person create<text:span text:style-name="T47">d</text:span> a highly popular game in the 2005 era using only assembly.</text:p>
      <text:p text:style-name="P12"/>
      <text:p text:style-name="P12"/>
      <text:p text:style-name="P12"/>
      <text:p text:style-name="P12">3. <text:s text:c="2"/>What is the official name for the Linux system bundled with Windows 10?</text:p>
      <text:p text:style-name="P12"/>
      <text:p text:style-name="P16">Answer: <text:s/><text:span text:style-name="T35">Windows Subsystem for Linux</text:span>.<text:tab/><text:tab/>//Sometimes called WSL</text:p>
      <text:p text:style-name="P12"/>
      <text:p text:style-name="P12"/>
      <text:p text:style-name="P12"/>
      <text:p text:style-name="P12">4. <text:s/><text:span text:style-name="T27">Explain what cdqe does in terms that a CS major who never took 240 can understand.</text:span></text:p>
      <text:p text:style-name="P12"/>
      <text:p text:style-name="P16">Answer: <text:s/>the ‘d’ represents “double’ or 32 bits and <text:span text:style-name="T36">the ‘q’ represents “quad word” or 64 bits</text:span></text:p>
      <text:p text:style-name="P12"/>
      <text:p text:style-name="P7">The instruction changes the upper 32 bits so that the following becomes true:</text:p>
      <text:p text:style-name="P16"/>
      <text:p text:style-name="P7">The entire 64-bit number in rax is numerically equal to the 32-bit number in the low half of rax.</text:p>
      <text:p text:style-name="P12"/>
      <text:p text:style-name="P16">An example for teaching purposes. <text:s/>Suppose rax hold this value: 0x5555 6666 FFFF FFFF.</text:p>
      <text:p text:style-name="P16">The low 32 bits hold the numeric value -1. <text:s/>Therefore the cdqe instruction will change rax to be 0xFFFF FFFF FFFF FFFF. <text:s/>Now whole rax has numeric value -1. <text:s/>They are equal!! <text:s/>That is what cdqe does.</text:p>
      <text:p text:style-name="P12"/>
      <text:p text:style-name="P12"/>
      <text:p text:style-name="P12"/>
      <text:p text:style-name="P12">5 <text:s/><text:span text:style-name="T29">How are the bits in a general purpose register such r12 organized? <text:s/>Pick one.</text:span></text:p>
      <text:p text:style-name="P12"><text:tab/><text:span text:style-name="T29">a. <text:s/>From 0 to 32 left to right</text:span></text:p>
      <text:p text:style-name="P12"><text:tab/><text:span text:style-name="T29">b. <text:s/>From 0 to 48 right to left</text:span></text:p>
      <text:p text:style-name="P12"><text:tab/><text:span text:style-name="T29">c. <text:s/>From 1 to 64 right to left</text:span></text:p>
      <text:p text:style-name="P12"><text:tab/><text:span text:style-name="T29">d. <text:s/>From 0 to 31 left to right</text:span></text:p>
      <text:p text:style-name="P12"><text:tab/><text:span text:style-name="T29">e. <text:s/>From 0 to 63 left to right</text:span></text:p>
      <text:p text:style-name="P15"><text:tab/>f. <text:s text:c="2"/>From 1 to 64 left to right</text:p>
      <text:p text:style-name="P15"><text:tab/><text:span text:style-name="T31">g. <text:s/>From 0 to 63 right to left</text:span><text:tab/><text:span text:style-name="T37">&lt;&lt;== Correct answer</text:span></text:p>
      <text:p text:style-name="P39"><text:span text:style-name="T24"><text:tab/>h. <text:s/>B</text:span><text:span text:style-name="T25">lank</text:span></text:p>
      <text:p text:style-name="P12"/>
      <text:p text:style-name="P12"/>
      <text:p text:style-name="P13"/>
      <text:p text:style-name="P44">6. <text:s/>0x490F <text:s/>FDFA <text:s/>7447 <text:s/>E99E <text:s/>is a 64-bit float written in big endian. <text:s/>What is the same number written in little endian?</text:p>
      <text:p text:style-name="P13"/>
      <text:p text:style-name="P17">Answer: <text:s text:c="2"/><text:span text:style-name="T35">0x9EE9 <text:s/>4774 <text:s/>FAFD <text:s/>0F49</text:span></text:p>
      <text:p text:style-name="P17"/>
      <text:p text:style-name="P17"/>
      <text:p text:style-name="P17"/>
      <text:p text:style-name="P13"><text:span text:style-name="T16">7</text:span>. <text:s/>0x3FBF <text:s/>F800 <text:s/>0000 <text:s/>0000 <text:s/>is an IEEE float number. <text:s/>Convert it to base 10.</text:p>
      <text:p text:style-name="P13"/>
      <text:p text:style-name="P13">While doing the conversion answer t<text:span text:style-name="T28">his </text:span>question. <text:s/>What is the mantissa? <text:s/><text:span text:style-name="T28">Circle this answer to make the mantissa really stand out.</text:span></text:p>
      <text:p text:style-name="P13"/>
      <text:p text:style-name="P17">Answer: <text:s/>First subtract bias number from the stored exponent: <text:s/></text:p>
      <text:p text:style-name="P17"><text:tab/> <text:s/>3FB</text:p>
      <text:p text:style-name="P17"><text:tab/><text:span text:style-name="T38">-3FF</text:span></text:p>
      <text:p text:style-name="P13"><text:tab/> <text:s text:c="2"/>- <text:span text:style-name="T37">4 <text:s/>= <text:s/>true exponent</text:span></text:p>
      <text:p text:style-name="P13"><draw:custom-shape text:anchor-type="paragraph" draw:z-index="2" draw:name="Shape2" draw:style-name="gr7" draw:text-style-name="P50" svg:width="4.499cm" svg:height="1.112cm" svg:x="9.379cm" svg:y="0.1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7">The mantissa is <text:s/>.FF800000 ...0, which is equal to 0.1111 1111 10000...0</text:p>
      <text:p text:style-name="P17"/>
      <text:p text:style-name="P17">Next include the hidden bit and true exponent to get our number in base 2:</text:p>
      <text:p text:style-name="P17"/>
      <text:p text:style-name="P17">Number = <text:s/>1.1111 1111 1 <text:s/>x <text:s/>2<text:span text:style-name="T39">-4</text:span> <text:s/>= <text:s/>1111111111.0 x 2<text:span text:style-name="T39">-13</text:span></text:p>
      <text:p text:style-name="P13"/>
      <text:p text:style-name="P17">We have ten ones in a row. <text:s/>According to the special shortcut given on the day of review for this midterm ten ones in a row equals 2<text:span text:style-name="T39">10</text:span> – 1, <text:span text:style-name="T41">which equal 1023.</text:span></text:p>
      <text:p text:style-name="P13"><draw:custom-shape text:anchor-type="paragraph" draw:z-index="17" draw:name="Shape7" draw:style-name="gr2" draw:text-style-name="P48" svg:width="1.458cm" svg:height="1.458cm" svg:x="9.061cm" svg:y="0.2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Therefore, our number is equal to 1023 <text:span text:style-name="T37"><text:s/>x 2</text:span><text:span text:style-name="T40">-13</text:span> = <text:span text:style-name="T35"><draw:frame draw:style-name="fr1" draw:name="Object2" text:anchor-type="as-char" svg:y="-0.619cm" svg:width="1.134cm" svg:height="0.998cm" draw:z-index="18"><draw:object xlink:href="./Object 2" xlink:type="simple" xlink:show="embed" xlink:actuate="onLoad"/><draw:image xlink:href="./ObjectReplacements/Object 2" xlink:type="simple" xlink:show="embed" xlink:actuate="onLoad"/></draw:frame></text:span><text:s text:c="3"/><text:span text:style-name="T49">= <text:s text:c="2"/>0.124877929</text:span>. <text:s text:c="3"/><text:span text:style-name="T49">That last step was produced by a hand calculator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38"><text:span text:style-name="T20">8</text:span><text:span text:style-name="T21">. <text:s/></text:span><text:span text:style-name="T22">What does the phrase “immediate mode” </text:span><text:span text:style-name="T23">mean</text:span><text:span text:style-name="T22">? <text:s/>Give an example to illustrate your answer.</text:span></text:p>
      <text:p text:style-name="P26"/>
      <text:p text:style-name="P27">Answer: <text:s/><text:span text:style-name="T35">Immediate mode refers to an operand of an instruction that is a hard constant.</text:span></text:p>
      <text:p text:style-name="P27"/>
      <text:p text:style-name="P27">Example: <text:s text:c="2"/><text:span text:style-name="T35">add <text:s/>rbx, 16</text:span></text:p>
      <text:p text:style-name="P27"/>
      <text:p text:style-name="P27">The use of 16 is called “immediate mode”.</text:p>
      <text:p text:style-name="P41"><text:span text:style-name="T10">9</text:span><text:span text:style-name="T6"> <text:s text:c="2"/></text:span><text:span text:style-name="T7">Convert the </text:span><text:span text:style-name="T8">fraction</text:span><text:span text:style-name="T7"> </text:span><text:span text:style-name="T7"><draw:frame draw:style-name="fr1" draw:name="Object1" text:anchor-type="as-char" svg:y="-0.619cm" svg:width="0.5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<text:s text:c="2"/></text:span><text:span text:style-name="T8">to</text:span><text:span text:style-name="T7"> IEEE</text:span><text:span text:style-name="T14">754</text:span><text:span text:style-name="T7"> 64-bit float.</text:span></text:p>
      <text:p text:style-name="P19"/>
      <text:p text:style-name="P5"><text:span text:style-name="T7">W</text:span><text:span text:style-name="T6">hat is the true exponent in decimal? <text:s/></text:span><text:span text:style-name="T10">Circle the true exponent.</text:span></text:p>
      <text:p text:style-name="P19"/>
      <text:p text:style-name="P28">Answer:</text:p>
      <text:p text:style-name="P28"><draw:custom-shape text:anchor-type="paragraph" draw:z-index="3" draw:name="Shape3" draw:style-name="gr6" draw:text-style-name="P47" svg:width="4.552cm" svg:height="4.313cm" svg:x="0.037cm" svg:y="0.062cm"><text:p/><draw:enhanced-geometry svg:viewBox="0 0 21600 21600" draw:type="rectangle" draw:enhanced-path="M 0 0 L 21600 0 21600 21600 0 21600 0 0 Z N"/></draw:custom-shape><draw:frame draw:style-name="fr1" draw:name="Object3" text:anchor-type="as-char" svg:y="-0.619cm" svg:width="0.504cm" svg:height="0.998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text:s/><text:span text:style-name="T42">x 2 = <text:s/>0 + </text:span><text:span text:style-name="T42"><draw:frame draw:style-name="fr1" draw:name="Object4" text:anchor-type="as-char" svg:y="-0.619cm" svg:width="0.504cm" svg:height="0.998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8"/>
      <text:p text:style-name="P19"><draw:frame draw:style-name="fr1" draw:name="Object5" text:anchor-type="as-char" svg:y="-0.619cm" svg:width="0.504cm" svg:height="0.998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text:s/><text:span text:style-name="T42">x 2 = <text:s/>0 + <text:s/></text:span><text:span text:style-name="T42"><draw:frame draw:style-name="fr1" draw:name="Object6" text:anchor-type="as-char" svg:y="-0.619cm" svg:width="0.524cm" svg:height="0.998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9"/>
      <text:p text:style-name="P19"><draw:frame draw:style-name="fr1" draw:name="Object7" text:anchor-type="as-char" svg:y="-0.619cm" svg:width="0.524cm" svg:height="0.998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text:s/><text:span text:style-name="T42">x 2 = <text:s/>1 + <text:s/></text:span><text:span text:style-name="T42"><draw:frame draw:style-name="fr1" draw:name="Object8" text:anchor-type="as-char" svg:y="-0.619cm" svg:width="0.504cm" svg:height="0.998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9"/>
      <text:p text:style-name="P19"><draw:frame draw:style-name="fr1" draw:name="Object9" text:anchor-type="as-char" svg:y="-0.619cm" svg:width="0.504cm" svg:height="0.998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42">x 2 = <text:s/>0 + <text:s/></text:span><text:span text:style-name="T42"><draw:frame draw:style-name="fr1" draw:name="Object10" text:anchor-type="as-char" svg:y="-0.619cm" svg:width="0.504cm" svg:height="0.998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/>
      <text:p text:style-name="P29">We have a repeating pattern. <text:s/>Therefore, <draw:frame draw:style-name="fr1" draw:name="Object11" text:anchor-type="as-char" svg:y="-0.619cm" svg:width="0.504cm" svg:height="0.998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text:s/>= 0.0010010010010...x 2<text:span text:style-name="T39">0</text:span></text:p>
      <text:p text:style-name="P19"/>
      <text:p text:style-name="P29">1.00100100100100100 …. <text:s/>x 2<text:span text:style-name="T39">-3</text:span><text:span text:style-name="T43"> </text:span></text:p>
      <text:p text:style-name="P19"><draw:custom-shape text:anchor-type="paragraph" draw:z-index="12" draw:name="Shape4" draw:style-name="gr5" draw:text-style-name="P49" svg:width="1.059cm" svg:height="1.059cm" svg:x="8.08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Now we add bias# + true exponent <text:s/>= <text:s/>3F<text:span text:style-name="T44">F <text:s/></text:span><text:s/>–3 <text:s text:c="3"/>= <text:s/>3FC <text:span text:style-name="T44">= stored exponent.</text:span></text:p>
      <text:p text:style-name="P19"/>
      <text:p text:style-name="P30">Let ‘<text:span text:style-name="T49">s </text:span>arrange the mantissa into groups of 4 for better readability:</text:p>
      <text:p text:style-name="P30">1.0010 <text:s/>0100 <text:s/>1001 <text:s/>0010 <text:s/>0100 <text:s/>1001 <text:s/>0010 ….</text:p>
      <text:p text:style-name="P19"/>
      <text:p text:style-name="P30">Now we are ready to write our IEEE number.</text:p>
      <text:p text:style-name="P30">Our number = <text:span text:style-name="T35">0x3FC2 4924 9249 2492</text:span></text:p>
      <text:p text:style-name="P25"/>
      <text:p text:style-name="P43"><text:span text:style-name="T10">10</text:span><text:span text:style-name="T7">. <text:s/></text:span><text:span text:style-name="T6">Convert the float number 0x4</text:span><text:span text:style-name="T11">023</text:span><text:span text:style-name="T6"> </text:span><text:span text:style-name="T11">F</text:span><text:span text:style-name="T6">FFF </text:span><text:span text:style-name="T11">0000 0000</text:span><text:span text:style-name="T6"> to decimal.</text:span></text:p>
      <text:p text:style-name="P20"/>
      <text:p text:style-name="P20">What is the true exponent? <text:s/><text:span text:style-name="T17">Circle the true exponent.</text:span></text:p>
      <text:p text:style-name="P20"/>
      <text:p text:style-name="P31">Answer: <text:s/>Subtract 402 <text:s/>- <text:s/>3FF <text:s/>= +3</text:p>
      <text:p text:style-name="P31"/>
      <text:p text:style-name="P31">The mantissa is 3FFFF = 0011 1111 1111 1111 1111</text:p>
      <text:p text:style-name="P31"/>
      <text:p text:style-name="P31">Our number is 1.0011 1111 1111 1111 1111 <text:s/>x 2<text:span text:style-name="T39">3</text:span></text:p>
      <text:p text:style-name="P20"/>
      <text:p text:style-name="P31">Now we have a quandary. <text:s/>How should we simplify that? <text:s/>Lets move the point 20 places to the right.</text:p>
      <text:p text:style-name="P31"/>
      <text:p text:style-name="P31">Our number is <text:span text:style-name="T31">1 0011 1111 1111 1111 1111</text:span> x 2<text:span text:style-name="T39">-17</text:span><text:span text:style-name="T43">, and that’s not a pretty number.</text:span></text:p>
      <text:p text:style-name="P31"/>
      <text:p text:style-name="P31">At this point you should use your calculator. <text:s/>Set your calculator to “binary: mode and input the number in yellow. <text:s/>The calculator says: <text:span text:style-name="T31">1310719</text:span> <text:span text:style-name="T45">for the number in yellow.</text:span></text:p>
      <text:p text:style-name="P31"/>
      <text:p text:style-name="P32">The calculator says 2<text:span text:style-name="T39">17</text:span> = 131072</text:p>
      <text:p text:style-name="P32"><draw:custom-shape text:anchor-type="paragraph" draw:z-index="14" draw:name="Shape5" draw:style-name="gr4" draw:text-style-name="P47" svg:width="2.091cm" svg:height="1.482cm" svg:x="12.896cm" svg:y="0.242cm"><text:p/><draw:enhanced-geometry svg:viewBox="0 0 21600 21600" draw:type="rectangle" draw:enhanced-path="M 0 0 L 21600 0 21600 21600 0 21600 0 0 Z N"/></draw:custom-shape></text:p>
      <text:p text:style-name="P32"><draw:custom-shape text:anchor-type="paragraph" draw:z-index="19" draw:name="Shape8" draw:style-name="gr1" draw:text-style-name="P47" svg:width="2.964cm" svg:height="0.821cm" svg:x="-0.041cm" svg:y="0.893cm"><text:p/><draw:enhanced-geometry svg:viewBox="0 0 21600 21600" draw:type="rectangle" draw:enhanced-path="M 0 0 L 21600 0 21600 21600 0 21600 0 0 Z N"/></draw:custom-shape>Now put the numerator and the denominator together. <text:s/>The result is <draw:frame draw:style-name="fr1" draw:name="Object12" text:anchor-type="as-char" svg:y="-0.619cm" svg:width="1.766cm" svg:height="0.998cm" draw:z-index="15"><draw:object xlink:href="./Object 12" xlink:type="simple" xlink:show="embed" xlink:actuate="onLoad"/><draw:image xlink:href="./ObjectReplacements/Object 12" xlink:type="simple" xlink:show="embed" xlink:actuate="onLoad"/></draw:frame>. <text:span text:style-name="T50">which equals 9.999992371</text:span></text:p>
      <text:p text:style-name="P32"/>
      <text:p text:style-name="P32"><draw:custom-shape text:anchor-type="paragraph" draw:z-index="16" draw:name="Shape6" draw:style-name="gr3" svg:width="0.08cm" svg:height="0.08cm" svg:x="16.097cm" svg:y="0.73cm"><text:p/><draw:enhanced-geometry svg:viewBox="0 0 21600 21600" draw:type="rectangle" draw:enhanced-path="M 0 0 L 21600 0 21600 21600 0 21600 0 0 Z N"/></draw:custom-shape>//Sorry everyone. <text:s/>I didn’t think the final result would be so ugly.</text:p>
      <text:p text:style-name="P45"><text:span text:style-name="T19">1</text:span>1. <text:s/>What is stored in the first quadword of all activation records?</text:p>
      <text:p text:style-name="P20"/>
      <text:p text:style-name="P20">[“first” means the quadword was written into the activation record before all other quadwords in the activation record.]</text:p>
      <text:p text:style-name="P20"/>
      <text:p text:style-name="P32">Answer: <text:s text:c="2"/><text:span text:style-name="T33">The value in rbp when it was part of the previous activation record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19">1</text:span>2. <text:s/>Let’s suppose I have a 32-bit number stored in the low half of rax (called eax). <text:s/>How can I move that number to the high half of rax and leave zeros where the number use to be.</text:p>
      <text:p text:style-name="P21"/>
      <text:p text:style-name="P32">Answer: <text:s/><text:span text:style-name="T33">You can shift the number 32 bits to the left. <text:s/>The instruction is <text:s text:c="2"/>shl rax, 32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1" draw:name="Shape1" draw:style-name="gr8" draw:text-style-name="P52" svg:width="2.2cm" svg:height="0.692cm" svg:x="4.775cm" svg:y="0.332cm"><draw:text-box><text:p text:style-name="P51"><text:span text:style-name="T51">extern “C”</text:span></text:p></draw:text-box></draw:frame></text:p>
      <text:p text:style-name="P24">13. <text:s text:c="2"/>a. <text:s/>Why do we use <text:tab/><text:tab/> <text:s text:c="7"/>?</text:p>
      <text:p text:style-name="P24"/>
      <text:p text:style-name="P24"><text:s text:c="8"/>b. <text:s/>Where do we use it?</text:p>
      <text:p text:style-name="P24"/>
      <text:p text:style-name="P32">Answer a: <text:s/><text:span text:style-name="T34">That expression tells the compiler to pass parameters to a called function according to a universal standard.</text:span></text:p>
      <text:p text:style-name="P32"/>
      <text:p text:style-name="P33">Not part of these answer: <text:s/>That universal standard is use registers in the order rdi, rsi, rdx, rcx, r, and r9.</text:p>
      <text:p text:style-name="P33"/>
      <text:p text:style-name="P33">Answer b: <text:s text:c="2"/><text:span text:style-name="T33">That expression (compiler directive) is always placed on the left side of any prototype of a function compiled by C++.</text:span></text:p>
      <text:p text:style-name="P33"/>
      <text:p text:style-name="P33">Note: <text:s/>The expression is not placed on the header of the function itself. <text:s/>It is only placed on the prototype of the function.</text:p>
      <text:p text:style-name="P42"><text:span text:style-name="T12">1</text:span><text:span text:style-name="T13">4</text:span><text:span text:style-name="T6">. </text:span><text:span text:style-name="T9"><text:s/>Make a</text:span><text:span text:style-name="T11">n asm</text:span><text:span text:style-name="T9"> function “largest” that will find the largest value in the array and return that number to the call</text:span><text:span text:style-name="T11">er. <text:s/>The prototype is <text:s text:c="2"/></text:span><text:span text:style-name="T18">long <text:s/>largest(long arr[ ], long count);</text:span></text:p>
      <text:p text:style-name="P22"/>
      <text:p text:style-name="P36">//<text:span text:style-name="T28">Save time: don’t write all 15 pushes. <text:s/>Instead use a comment: <text:s/>“;15 pushes here” or “15 pops here”.</text:span></text:p>
      <text:p text:style-name="P22"/>
      <text:p text:style-name="P33">Answer:</text:p>
      <text:p text:style-name="P33"/>
      <text:p text:style-name="P33">segment .text</text:p>
      <text:p text:style-name="P33">;15 pushes here</text:p>
      <text:p text:style-name="P33">mov r13, rdi<text:tab/><text:tab/>r13 is the array</text:p>
      <text:p text:style-name="P33">mov r14 rsi<text:tab/><text:tab/>r14 is the count of numbers in the array</text:p>
      <text:p text:style-name="P33"/>
      <text:p text:style-name="P33">mov r15,1<text:tab/><text:tab/>r15 is the index into the array.</text:p>
      <text:p text:style-name="P33">mov r12, [r13]<text:tab/>copy the number in cell 0 to r12</text:p>
      <text:p text:style-name="P33"/>
      <text:p text:style-name="P33">beginloop:</text:p>
      <text:p text:style-name="P33">cmp r15,r14</text:p>
      <text:p text:style-name="P33">jge outofloop</text:p>
      <text:p text:style-name="P33"/>
      <text:p text:style-name="P33"><text:s text:c="4"/>;<text:span text:style-name="T46">Block to determine if number in array &gt; r15. <text:s/>If yes save new number in r15</text:span></text:p>
      <text:p text:style-name="P33"><text:s text:c="4"/>cmp r15,[r13+8*r15]</text:p>
      <text:p text:style-name="P34"><text:s text:c="4"/>jge continue</text:p>
      <text:p text:style-name="P34"><text:s text:c="4"/>mov r15,[r13+8*15]</text:p>
      <text:p text:style-name="P34"><text:s text:c="4"/>continue:</text:p>
      <text:p text:style-name="P34"/>
      <text:p text:style-name="P34">inc r15</text:p>
      <text:p text:style-name="P34">jmp beginloop</text:p>
      <text:p text:style-name="P34"/>
      <text:p text:style-name="P34">outofloop:</text:p>
      <text:p text:style-name="P34">mov rax, r12</text:p>
      <text:p text:style-name="P34"/>
      <text:p text:style-name="P34">;15pops</text:p>
      <text:p text:style-name="P34">ret</text:p>
      <text:p text:style-name="P3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<text:span text:style-name="T15">Y</text:span><text:span text:style-name="T5">our name <text:s/>________________________________________</text:span></text:p>
      <text:p text:style-name="P23"/>
      <text:p text:style-name="P23">Your CWID <text:s/>_______________________________________</text:p>
      <text:p text:style-name="P37">Send to: <text:s/>hollliday@fullerton.edu <text:s text:c="2"/><text:span text:style-name="T30">Subject line: “240-5 Midterm”</text:span></text:p>
      <text:p text:style-name="P46">Scores for individual questions:</text:p>
      <text:p text:style-name="P35"/>
      <text:p text:style-name="P35">1.<text:tab/>6</text:p>
      <text:p text:style-name="P35">2.<text:tab/>6</text:p>
      <text:p text:style-name="P35">3.<text:tab/>6</text:p>
      <text:p text:style-name="P35">4.<text:tab/>6</text:p>
      <text:p text:style-name="P35">5.<text:tab/>6</text:p>
      <text:p text:style-name="P35">6.<text:tab/>6</text:p>
      <text:p text:style-name="P35">7.<text:tab/>1<text:span text:style-name="T48">0</text:span></text:p>
      <text:p text:style-name="P35">8.<text:tab/>6</text:p>
      <text:p text:style-name="P35">9.<text:tab/>10</text:p>
      <text:p text:style-name="P35">10.<text:tab/>10</text:p>
      <text:p text:style-name="P35">11.<text:tab/>6</text:p>
      <text:p text:style-name="P35">12.<text:tab/>6</text:p>
      <text:p text:style-name="P35">13.<text:tab/>6</text:p>
      <text:p text:style-name="P35">14.<text:tab/>10</text:p>
      <text:p text:style-name="P35"/>
      <text:p text:style-name="P35">Maximum possible points = 10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18T14:10:04.408903752</meta:creation-date>
    <dc:date>2020-10-30T09:23:44.456602929</dc:date>
    <meta:editing-duration>PT1H47M56S</meta:editing-duration>
    <meta:editing-cycles>18</meta:editing-cycles>
    <meta:generator>LibreOffice/6.3.5.2$Linux_X86_64 LibreOffice_project/30$Build-2</meta:generator>
    <meta:document-statistic meta:table-count="0" meta:image-count="0" meta:object-count="12" meta:page-count="8" meta:paragraph-count="132" meta:word-count="1456" meta:character-count="7929" meta:non-whitespace-character-count="6374"/>
  </office:meta>
</office:document-meta>
</file>

<file path=Object 1/content.xml><?xml version="1.0" encoding="utf-8"?>
<math xmlns="http://www.w3.org/1998/Math/MathML" display="block">
  <semantics>
    <mfrac>
      <mn>1</mn>
      <mn>7</mn>
    </mfrac>
    <annotation encoding="StarMath 5.0"> {1 over 7} </annotation>
  </semantics>
</math>
</file>

<file path=Object 10/content.xml><?xml version="1.0" encoding="utf-8"?>
<math xmlns="http://www.w3.org/1998/Math/MathML" display="block">
  <semantics>
    <mfrac>
      <mn>2</mn>
      <mn>7</mn>
    </mfrac>
    <annotation encoding="StarMath 5.0"> {2 over 7} </annotation>
  </semantics>
</math>
</file>

<file path=Object 11/content.xml><?xml version="1.0" encoding="utf-8"?>
<math xmlns="http://www.w3.org/1998/Math/MathML" display="block">
  <semantics>
    <mfrac>
      <mn>1</mn>
      <mn>7</mn>
    </mfrac>
    <annotation encoding="StarMath 5.0"> {1 over 7} </annotation>
  </semantics>
</math>
</file>

<file path=Object 12/content.xml><?xml version="1.0" encoding="utf-8"?>
<math xmlns="http://www.w3.org/1998/Math/MathML" display="block">
  <semantics>
    <mfrac>
      <mn>1310719</mn>
      <mn>131072</mn>
    </mfrac>
    <annotation encoding="StarMath 5.0">{1310719} over {131072} </annotation>
  </semantics>
</math>
</file>

<file path=Object 2/content.xml><?xml version="1.0" encoding="utf-8"?>
<math xmlns="http://www.w3.org/1998/Math/MathML" display="block">
  <semantics>
    <mfrac>
      <mn>1023</mn>
      <mn>8192</mn>
    </mfrac>
    <annotation encoding="StarMath 5.0">{1023} over {8192} </annotation>
  </semantics>
</math>
</file>

<file path=Object 3/content.xml><?xml version="1.0" encoding="utf-8"?>
<math xmlns="http://www.w3.org/1998/Math/MathML" display="block">
  <semantics>
    <mfrac>
      <mn>1</mn>
      <mn>7</mn>
    </mfrac>
    <annotation encoding="StarMath 5.0"> {1 over 7} </annotation>
  </semantics>
</math>
</file>

<file path=Object 4/content.xml><?xml version="1.0" encoding="utf-8"?>
<math xmlns="http://www.w3.org/1998/Math/MathML" display="block">
  <semantics>
    <mfrac>
      <mn>2</mn>
      <mn>7</mn>
    </mfrac>
    <annotation encoding="StarMath 5.0"> {2 over 7} </annotation>
  </semantics>
</math>
</file>

<file path=Object 5/content.xml><?xml version="1.0" encoding="utf-8"?>
<math xmlns="http://www.w3.org/1998/Math/MathML" display="block">
  <semantics>
    <mfrac>
      <mn>2</mn>
      <mn>7</mn>
    </mfrac>
    <annotation encoding="StarMath 5.0"> {2 over 7} </annotation>
  </semantics>
</math>
</file>

<file path=Object 6/content.xml><?xml version="1.0" encoding="utf-8"?>
<math xmlns="http://www.w3.org/1998/Math/MathML" display="block">
  <semantics>
    <mfrac>
      <mn>4</mn>
      <mn>7</mn>
    </mfrac>
    <annotation encoding="StarMath 5.0"> {4 over 7} </annotation>
  </semantics>
</math>
</file>

<file path=Object 7/content.xml><?xml version="1.0" encoding="utf-8"?>
<math xmlns="http://www.w3.org/1998/Math/MathML" display="block">
  <semantics>
    <mfrac>
      <mn>4</mn>
      <mn>7</mn>
    </mfrac>
    <annotation encoding="StarMath 5.0"> {4 over 7} </annotation>
  </semantics>
</math>
</file>

<file path=Object 8/content.xml><?xml version="1.0" encoding="utf-8"?>
<math xmlns="http://www.w3.org/1998/Math/MathML" display="block">
  <semantics>
    <mfrac>
      <mn>1</mn>
      <mn>7</mn>
    </mfrac>
    <annotation encoding="StarMath 5.0"> {1 over 7} </annotation>
  </semantics>
</math>
</file>

<file path=Object 9/content.xml><?xml version="1.0" encoding="utf-8"?>
<math xmlns="http://www.w3.org/1998/Math/MathML" display="block">
  <semantics>
    <mfrac>
      <mn>1</mn>
      <mn>7</mn>
    </mfrac>
    <annotation encoding="StarMath 5.0"> {1 over 7} </annotation>
  </semantics>
</math>
</file>